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4.1pt"/>
    </style:style>
    <style:style style:name="co2" style:family="table-column">
      <style:table-column-properties fo:break-before="auto" style:column-width="87.65pt"/>
    </style:style>
    <style:style style:name="co3" style:family="table-column">
      <style:table-column-properties fo:break-before="auto" style:column-width="66.3pt"/>
    </style:style>
    <style:style style:name="co4" style:family="table-column">
      <style:table-column-properties fo:break-before="auto" style:column-width="52.61pt"/>
    </style:style>
    <style:style style:name="co5" style:family="table-column">
      <style:table-column-properties fo:break-before="auto" style:column-width="76.96pt"/>
    </style:style>
    <style:style style:name="co6" style:family="table-column">
      <style:table-column-properties fo:break-before="auto" style:column-width="141.7pt"/>
    </style:style>
    <style:style style:name="co7" style:family="table-column">
      <style:table-column-properties fo:break-before="auto" style:column-width="36.54pt"/>
    </style:style>
    <style:style style:name="co8" style:family="table-column">
      <style:table-column-properties fo:break-before="auto" style:column-width="51.79pt"/>
    </style:style>
    <style:style style:name="co9" style:family="table-column">
      <style:table-column-properties fo:break-before="auto" style:column-width="70.1pt"/>
    </style:style>
    <style:style style:name="co10" style:family="table-column">
      <style:table-column-properties fo:break-before="auto" style:column-width="45.69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60.94pt"/>
    </style:style>
    <style:style style:name="co13" style:family="table-column">
      <style:table-column-properties fo:break-before="auto" style:column-width="26.7pt"/>
    </style:style>
    <style:style style:name="co14" style:family="table-column">
      <style:table-column-properties fo:break-before="auto" style:column-width="75.46pt"/>
    </style:style>
    <style:style style:name="co15" style:family="table-column">
      <style:table-column-properties fo:break-before="auto" style:column-width="67.04pt"/>
    </style:style>
    <style:style style:name="co16" style:family="table-column">
      <style:table-column-properties fo:break-before="auto" style:column-width="72.4pt"/>
    </style:style>
    <style:style style:name="co17" style:family="table-column">
      <style:table-column-properties fo:break-before="auto" style:column-width="53.29pt"/>
    </style:style>
    <style:style style:name="co18" style:family="table-column">
      <style:table-column-properties fo:break-before="auto" style:column-width="39.66pt"/>
    </style:style>
    <style:style style:name="ro1" style:family="table-row">
      <style:table-row-properties style:row-height="24.75pt" fo:break-before="auto" style:use-optimal-row-height="fals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14.26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49.49pt" fo:break-before="auto" style:use-optimal-row-height="false"/>
    </style:style>
    <style:style style:name="ro7" style:family="table-row">
      <style:table-row-properties style:row-height="39.74pt" fo:break-before="auto" style:use-optimal-row-height="false"/>
    </style:style>
    <style:style style:name="ro8" style:family="table-row">
      <style:table-row-properties style:row-height="27.75pt" fo:break-before="auto" style:use-optimal-row-height="false"/>
    </style:style>
    <style:style style:name="ta1" style:family="table" style:master-page-name="PageStyle_5f_Pkw">
      <style:table-properties table:display="true" style:writing-mode="lr-tb"/>
    </style:style>
    <style:style style:name="ta2" style:family="table" style:master-page-name="PageStyle_5f_Lkw_5f_N1">
      <style:table-properties table:display="true" style:writing-mode="lr-tb"/>
    </style:style>
    <style:style style:name="ta3" style:family="table" style:master-page-name="PageStyle_5f_Kfz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-bottom="1.76pt solid #b0063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 style:data-style-name="N4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 style:data-style-name="N4">
      <style:table-cell-properties fo:border-bottom="0.0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0.06pt solid #b0063d" style:diagonal-bl-tr="none" style:diagonal-tl-br="none" fo:border-left="none" fo:border-right="none" style:rotation-align="none" fo:border-top="1.76pt solid #b0063d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4">
      <style:table-cell-properties fo:border-bottom="0.0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k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kw-Neuzulassungen 1. bis 30. September 2024, vorläufige Daten</text:p>
          </table:table-cell>
          <table:covered-table-cell table:number-columns-repeated="2" table:style-name="ce6"/>
          <table:table-cell table:style-name="ce14" table:number-columns-repeated="14"/>
          <table:table-cell table:style-name="ce15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Marke</text:p>
          </table:table-cell>
          <table:table-cell table:style-name="ce7" office:value-type="string" calcext:value-type="string">
            <text:p>absolut</text:p>
          </table:table-cell>
          <table:table-cell table:style-name="ce10" office:value-type="string" calcext:value-type="string">
            <text:p>Anteil in %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lfa-Romeo</text:p>
          </table:table-cell>
          <table:table-cell table:style-name="ce8" office:value-type="float" office:value="55" calcext:value-type="float">
            <text:p>55</text:p>
          </table:table-cell>
          <table:table-cell table:style-name="ce11" office:value-type="float" office:value="0.313104861664579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ston Martin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6928156666287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udi</text:p>
          </table:table-cell>
          <table:table-cell table:style-name="ce8" office:value-type="float" office:value="1218" calcext:value-type="float">
            <text:p>1,218</text:p>
          </table:table-cell>
          <table:table-cell table:style-name="ce12" office:value-type="float" office:value="6.93384948195377" calcext:value-type="float">
            <text:p>6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aic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113856313332574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entley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6928156666287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MW</text:p>
          </table:table-cell>
          <table:table-cell table:style-name="ce8" office:value-type="float" office:value="1338" calcext:value-type="float">
            <text:p>1,338</text:p>
          </table:table-cell>
          <table:table-cell table:style-name="ce12" office:value-type="float" office:value="7.61698736194922" calcext:value-type="float">
            <text:p>7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YD</text:p>
          </table:table-cell>
          <table:table-cell table:style-name="ce8" office:value-type="float" office:value="52" calcext:value-type="float">
            <text:p>52</text:p>
          </table:table-cell>
          <table:table-cell table:style-name="ce12" office:value-type="float" office:value="0.296026414664693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aterham Cars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hevrolet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113856313332574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hrysler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itroen</text:p>
          </table:table-cell>
          <table:table-cell table:style-name="ce8" office:value-type="float" office:value="205" calcext:value-type="float">
            <text:p>205</text:p>
          </table:table-cell>
          <table:table-cell table:style-name="ce12" office:value-type="float" office:value="1.16702721165889" calcext:value-type="float">
            <text:p>1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upra</text:p>
          </table:table-cell>
          <table:table-cell table:style-name="ce8" office:value-type="float" office:value="666" calcext:value-type="float">
            <text:p>666</text:p>
          </table:table-cell>
          <table:table-cell table:style-name="ce12" office:value-type="float" office:value="3.79141523397472" calcext:value-type="float">
            <text:p>3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acia</text:p>
          </table:table-cell>
          <table:table-cell table:style-name="ce8" office:value-type="float" office:value="664" calcext:value-type="float">
            <text:p>664</text:p>
          </table:table-cell>
          <table:table-cell table:style-name="ce12" office:value-type="float" office:value="3.78002960264147" calcext:value-type="float">
            <text:p>3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allar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FSK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S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0.0740066036661733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errari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0.0341568939997723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iat</text:p>
          </table:table-cell>
          <table:table-cell table:style-name="ce8" office:value-type="float" office:value="266" calcext:value-type="float">
            <text:p>266</text:p>
          </table:table-cell>
          <table:table-cell table:style-name="ce12" office:value-type="float" office:value="1.51428896732324" calcext:value-type="float">
            <text:p>1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isker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0.102470681999317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ord</text:p>
          </table:table-cell>
          <table:table-cell table:style-name="ce8" office:value-type="float" office:value="522" calcext:value-type="float">
            <text:p>522</text:p>
          </table:table-cell>
          <table:table-cell table:style-name="ce12" office:value-type="float" office:value="2.97164977798019" calcext:value-type="float">
            <text:p>3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onda</text:p>
          </table:table-cell>
          <table:table-cell table:style-name="ce8" office:value-type="float" office:value="82" calcext:value-type="float">
            <text:p>82</text:p>
          </table:table-cell>
          <table:table-cell table:style-name="ce12" office:value-type="float" office:value="0.466810884663555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ong Qi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yundai</text:p>
          </table:table-cell>
          <table:table-cell table:style-name="ce8" office:value-type="float" office:value="561" calcext:value-type="float">
            <text:p>561</text:p>
          </table:table-cell>
          <table:table-cell table:style-name="ce12" office:value-type="float" office:value="3.19366958897871" calcext:value-type="float">
            <text:p>3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Ineos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6928156666287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Jaguar</text:p>
          </table:table-cell>
          <table:table-cell table:style-name="ce8" office:value-type="float" office:value="40" calcext:value-type="float">
            <text:p>40</text:p>
          </table:table-cell>
          <table:table-cell table:style-name="ce12" office:value-type="float" office:value="0.227712626665149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Jeep</text:p>
          </table:table-cell>
          <table:table-cell table:style-name="ce8" office:value-type="float" office:value="94" calcext:value-type="float">
            <text:p>94</text:p>
          </table:table-cell>
          <table:table-cell table:style-name="ce12" office:value-type="float" office:value="0.535124672663099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Kia</text:p>
          </table:table-cell>
          <table:table-cell table:style-name="ce8" office:value-type="float" office:value="644" calcext:value-type="float">
            <text:p>644</text:p>
          </table:table-cell>
          <table:table-cell table:style-name="ce12" office:value-type="float" office:value="3.66617328930889" calcext:value-type="float">
            <text:p>3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KTM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amborghini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6928156666287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and Rover</text:p>
          </table:table-cell>
          <table:table-cell table:style-name="ce8" office:value-type="float" office:value="116" calcext:value-type="float">
            <text:p>116</text:p>
          </table:table-cell>
          <table:table-cell table:style-name="ce12" office:value-type="float" office:value="0.660366617328931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exus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0.113856313332574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otus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6928156666287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N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serati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6928156666287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zda</text:p>
          </table:table-cell>
          <table:table-cell table:style-name="ce8" office:value-type="float" office:value="409" calcext:value-type="float">
            <text:p>409</text:p>
          </table:table-cell>
          <table:table-cell table:style-name="ce12" office:value-type="float" office:value="2.32836160765114" calcext:value-type="float">
            <text:p>2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cLaren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017078446999886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ercedes</text:p>
          </table:table-cell>
          <table:table-cell table:style-name="ce8" office:value-type="float" office:value="1005" calcext:value-type="float">
            <text:p>1,005</text:p>
          </table:table-cell>
          <table:table-cell table:style-name="ce12" office:value-type="float" office:value="5.72127974496186" calcext:value-type="float">
            <text:p>5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G</text:p>
          </table:table-cell>
          <table:table-cell table:style-name="ce8" office:value-type="float" office:value="256" calcext:value-type="float">
            <text:p>256</text:p>
          </table:table-cell>
          <table:table-cell table:style-name="ce12" office:value-type="float" office:value="1.45736081065695" calcext:value-type="float">
            <text:p>1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INI</text:p>
          </table:table-cell>
          <table:table-cell table:style-name="ce8" office:value-type="float" office:value="175" calcext:value-type="float">
            <text:p>175</text:p>
          </table:table-cell>
          <table:table-cell table:style-name="ce12" office:value-type="float" office:value="0.996242741660025" calcext:value-type="float">
            <text:p>1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itsubishi</text:p>
          </table:table-cell>
          <table:table-cell table:style-name="ce8" office:value-type="float" office:value="173" calcext:value-type="float">
            <text:p>173</text:p>
          </table:table-cell>
          <table:table-cell table:style-name="ce12" office:value-type="float" office:value="0.984857110326768" calcext:value-type="float">
            <text:p>1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organ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6928156666287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Nissan</text:p>
          </table:table-cell>
          <table:table-cell table:style-name="ce8" office:value-type="float" office:value="232" calcext:value-type="float">
            <text:p>232</text:p>
          </table:table-cell>
          <table:table-cell table:style-name="ce12" office:value-type="float" office:value="1.32073323465786" calcext:value-type="float">
            <text:p>1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Opel</text:p>
          </table:table-cell>
          <table:table-cell table:style-name="ce8" office:value-type="float" office:value="420" calcext:value-type="float">
            <text:p>420</text:p>
          </table:table-cell>
          <table:table-cell table:style-name="ce12" office:value-type="float" office:value="2.39098257998406" calcext:value-type="float">
            <text:p>2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eugeot</text:p>
          </table:table-cell>
          <table:table-cell table:style-name="ce8" office:value-type="float" office:value="552" calcext:value-type="float">
            <text:p>552</text:p>
          </table:table-cell>
          <table:table-cell table:style-name="ce12" office:value-type="float" office:value="3.14243424797905" calcext:value-type="float">
            <text:p>3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olestar</text:p>
          </table:table-cell>
          <table:table-cell table:style-name="ce8" office:value-type="float" office:value="81" calcext:value-type="float">
            <text:p>81</text:p>
          </table:table-cell>
          <table:table-cell table:style-name="ce12" office:value-type="float" office:value="0.461118068996926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orsche</text:p>
          </table:table-cell>
          <table:table-cell table:style-name="ce8" office:value-type="float" office:value="137" calcext:value-type="float">
            <text:p>137</text:p>
          </table:table-cell>
          <table:table-cell table:style-name="ce12" office:value-type="float" office:value="0.779915746328134" calcext:value-type="float">
            <text:p>0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Renault</text:p>
          </table:table-cell>
          <table:table-cell table:style-name="ce8" office:value-type="float" office:value="608" calcext:value-type="float">
            <text:p>608</text:p>
          </table:table-cell>
          <table:table-cell table:style-name="ce12" office:value-type="float" office:value="3.46123192531026" calcext:value-type="float">
            <text:p>3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eat</text:p>
          </table:table-cell>
          <table:table-cell table:style-name="ce8" office:value-type="float" office:value="1086" calcext:value-type="float">
            <text:p>1,086</text:p>
          </table:table-cell>
          <table:table-cell table:style-name="ce12" office:value-type="float" office:value="6.18239781395878" calcext:value-type="float">
            <text:p>6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koda</text:p>
          </table:table-cell>
          <table:table-cell table:style-name="ce8" office:value-type="float" office:value="1844" calcext:value-type="float">
            <text:p>1,844</text:p>
          </table:table-cell>
          <table:table-cell table:style-name="ce12" office:value-type="float" office:value="10.4975520892633" calcext:value-type="float">
            <text:p>1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kywell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4">
          <table:table-cell table:style-name="ce3" office:value-type="string" calcext:value-type="string">
            <text:p>Smart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0.0910850506660594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sang-Yong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113856313332574" calcext:value-type="float">
            <text:p>0.0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ubaru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0.142320391665718" calcext:value-type="float">
            <text:p>0.1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uzuki</text:p>
          </table:table-cell>
          <table:table-cell table:style-name="ce8" office:value-type="float" office:value="364" calcext:value-type="float">
            <text:p>364</text:p>
          </table:table-cell>
          <table:table-cell table:style-name="ce12" office:value-type="float" office:value="2.07218490265285" calcext:value-type="float">
            <text:p>2.1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Tesla</text:p>
          </table:table-cell>
          <table:table-cell table:style-name="ce8" office:value-type="float" office:value="366" calcext:value-type="float">
            <text:p>366</text:p>
          </table:table-cell>
          <table:table-cell table:style-name="ce12" office:value-type="float" office:value="2.08357053398611" calcext:value-type="float">
            <text:p>2.1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Toyota</text:p>
          </table:table-cell>
          <table:table-cell table:style-name="ce8" office:value-type="float" office:value="770" calcext:value-type="float">
            <text:p>770</text:p>
          </table:table-cell>
          <table:table-cell table:style-name="ce12" office:value-type="float" office:value="4.38346806330411" calcext:value-type="float">
            <text:p>4.4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Volvo</text:p>
          </table:table-cell>
          <table:table-cell table:style-name="ce8" office:value-type="float" office:value="203" calcext:value-type="float">
            <text:p>203</text:p>
          </table:table-cell>
          <table:table-cell table:style-name="ce12" office:value-type="float" office:value="1.15564158032563" calcext:value-type="float">
            <text:p>1.2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VW</text:p>
          </table:table-cell>
          <table:table-cell table:style-name="ce8" office:value-type="float" office:value="2248" calcext:value-type="float">
            <text:p>2,248</text:p>
          </table:table-cell>
          <table:table-cell table:style-name="ce12" office:value-type="float" office:value="12.7974496185814" calcext:value-type="float">
            <text:p>12.8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 office:value-type="string" calcext:value-type="string">
            <text:p>Pkw insgesamt</text:p>
          </table:table-cell>
          <table:table-cell table:style-name="ce9" office:value-type="float" office:value="17566" calcext:value-type="float">
            <text:p>17,566</text:p>
          </table:table-cell>
          <table:table-cell table:style-name="ce13" office:value-type="float" office:value="100" calcext:value-type="float">
            <text:p>100.0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 table:number-rows-repeated="2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 table:number-rows-repeated="928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kw_N1" table:style-name="ta2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kw Klasse N1-Neuzulassungen 1. bis 30. September 2024, vorläufige Daten</text:p>
          </table:table-cell>
          <table:covered-table-cell table:number-columns-repeated="2" table:style-name="ce6"/>
          <table:table-cell table:style-name="ce14" table:number-columns-repeated="14"/>
          <table:table-cell table:style-name="ce15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Marke</text:p>
          </table:table-cell>
          <table:table-cell table:style-name="ce7" office:value-type="string" calcext:value-type="string">
            <text:p>absolut</text:p>
          </table:table-cell>
          <table:table-cell table:style-name="ce10" office:value-type="string" calcext:value-type="string">
            <text:p>Anteil in %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BYD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.330812854442344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CITROEN</text:p>
          </table:table-cell>
          <table:table-cell table:style-name="ce8" office:value-type="float" office:value="113" calcext:value-type="float">
            <text:p>113</text:p>
          </table:table-cell>
          <table:table-cell table:style-name="ce12" office:value-type="float" office:value="5.34026465028355" calcext:value-type="float">
            <text:p>5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DACIA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0.519848771266541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EVUM MOTORS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945179584120983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FIAT</text:p>
          </table:table-cell>
          <table:table-cell table:style-name="ce8" office:value-type="float" office:value="247" calcext:value-type="float">
            <text:p>247</text:p>
          </table:table-cell>
          <table:table-cell table:style-name="ce12" office:value-type="float" office:value="11.6729678638941" calcext:value-type="float">
            <text:p>11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FORD</text:p>
          </table:table-cell>
          <table:table-cell table:style-name="ce8" office:value-type="float" office:value="469" calcext:value-type="float">
            <text:p>469</text:p>
          </table:table-cell>
          <table:table-cell table:style-name="ce12" office:value-type="float" office:value="22.164461247637" calcext:value-type="float">
            <text:p>22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HYUNDAI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47258979206049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ISUZU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.70888468809073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IVECO</text:p>
          </table:table-cell>
          <table:table-cell table:style-name="ce8" office:value-type="float" office:value="44" calcext:value-type="float">
            <text:p>44</text:p>
          </table:table-cell>
          <table:table-cell table:style-name="ce12" office:value-type="float" office:value="2.07939508506616" calcext:value-type="float">
            <text:p>2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LAND ROVER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141776937618147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AN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.18147448015123" calcext:value-type="float">
            <text:p>1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AXUS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.70888468809073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ERCEDES</text:p>
          </table:table-cell>
          <table:table-cell table:style-name="ce8" office:value-type="float" office:value="308" calcext:value-type="float">
            <text:p>308</text:p>
          </table:table-cell>
          <table:table-cell table:style-name="ce12" office:value-type="float" office:value="14.5557655954631" calcext:value-type="float">
            <text:p>14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NISSAN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.472589792060492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OPEL</text:p>
          </table:table-cell>
          <table:table-cell table:style-name="ce8" office:value-type="float" office:value="124" calcext:value-type="float">
            <text:p>124</text:p>
          </table:table-cell>
          <table:table-cell table:style-name="ce12" office:value-type="float" office:value="5.86011342155009" calcext:value-type="float">
            <text:p>5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PEUGEOT</text:p>
          </table:table-cell>
          <table:table-cell table:style-name="ce8" office:value-type="float" office:value="164" calcext:value-type="float">
            <text:p>164</text:p>
          </table:table-cell>
          <table:table-cell table:style-name="ce12" office:value-type="float" office:value="7.75047258979206" calcext:value-type="float">
            <text:p>7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RA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47258979206049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RENAULT</text:p>
          </table:table-cell>
          <table:table-cell table:style-name="ce8" office:value-type="float" office:value="164" calcext:value-type="float">
            <text:p>164</text:p>
          </table:table-cell>
          <table:table-cell table:style-name="ce12" office:value-type="float" office:value="7.75047258979206" calcext:value-type="float">
            <text:p>7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SSANG-YONG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.189035916824197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SUZUKI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0.850661625708885" calcext:value-type="float">
            <text:p>0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TOYOTA</text:p>
          </table:table-cell>
          <table:table-cell table:style-name="ce8" office:value-type="float" office:value="66" calcext:value-type="float">
            <text:p>66</text:p>
          </table:table-cell>
          <table:table-cell table:style-name="ce12" office:value-type="float" office:value="3.11909262759924" calcext:value-type="float">
            <text:p>3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VW</text:p>
          </table:table-cell>
          <table:table-cell table:style-name="ce8" office:value-type="float" office:value="305" calcext:value-type="float">
            <text:p>305</text:p>
          </table:table-cell>
          <table:table-cell table:style-name="ce12" office:value-type="float" office:value="14.413988657845" calcext:value-type="float">
            <text:p>14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7" office:value-type="string" calcext:value-type="string">
            <text:p>LKW KLASSE N1 INSGESAMT</text:p>
          </table:table-cell>
          <table:table-cell table:style-name="ce9" office:value-type="float" office:value="2116" calcext:value-type="float">
            <text:p>2,116</text:p>
          </table:table-cell>
          <table:table-cell table:style-name="ce13" office:value-type="float" office:value="100" calcext:value-type="float">
            <text:p>100.0</text:p>
          </table:table-cell>
          <table:table-cell table:style-name="ce15" table:number-columns-repeated="23"/>
          <table:table-cell table:number-columns-repeated="998"/>
        </table:table-row>
        <table:table-row table:style-name="ro6">
          <table:table-cell table:style-name="ce18" office:value-type="string" calcext:value-type="string" table:number-columns-spanned="3" table:number-rows-spanned="1">
            <text:p>Q: STATISTIK AUSTRIA, Kraftfahrzeuge. – Die Tabelle enthält die Anzahl der Lkw N1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 table:style-name="ce19"/>
          <table:table-cell table:style-name="ce15" table:number-columns-repeated="23"/>
          <table:table-cell table:number-columns-repeated="998"/>
        </table:table-row>
        <table:table-row table:style-name="ro3" table:number-rows-repeated="974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f41672fc_STF_Fuss_1_CN1" table:base-cell-address="$Pkw.$A$1" table:cell-range-address="$Lkw_N1.$A$26:.$C$26"/>
          <table:named-range table:name="_f41672fc_STF_Koerper_1_CN1" table:base-cell-address="$Pkw.$A$1" table:cell-range-address="$Lkw_N1.$B$3:.$C$25"/>
          <table:named-range table:name="_f41672fc_STF_Tabellenkopf_1_CN1" table:base-cell-address="$Pkw.$A$1" table:cell-range-address="$Lkw_N1.$A$2:.$C$2"/>
          <table:named-range table:name="_f41672fc_STF_Titel_1_CN1" table:base-cell-address="$Pkw.$A$1" table:cell-range-address="$Lkw_N1.$A$1:.$C$1"/>
          <table:named-range table:name="_f41672fc_STF_Vorspalte_1_CN1" table:base-cell-address="$Pkw.$A$1" table:cell-range-address="$Lkw_N1.$A$3:.$A$25"/>
        </table:named-expressions>
      </table:table>
      <table:table table:name="Kfz" table:style-name="ta3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Kfz-Neuzulassungen 1. bis 30. September 2024, vorläufige Daten</text:p>
          </table:table-cell>
          <table:covered-table-cell table:number-columns-repeated="16" table:style-name="ce6"/>
          <table:table-cell table:style-name="ce14" table:number-columns-repeated="9"/>
          <table:table-cell table:number-columns-repeated="998"/>
        </table:table-row>
        <table:table-row table:style-name="ro7">
          <table:table-cell table:style-name="ce2" office:value-type="string" calcext:value-type="string">
            <text:p>Marke</text:p>
          </table:table-cell>
          <table:table-cell table:style-name="ce21" office:value-type="string" calcext:value-type="string">
            <text:p>Pkw</text:p>
          </table:table-cell>
          <table:table-cell table:style-name="ce21" office:value-type="string" calcext:value-type="string">
            <text:p>Motorräder Kl. L3e</text:p>
          </table:table-cell>
          <table:table-cell table:style-name="ce21" office:value-type="string" calcext:value-type="string">
            <text:p>Motorfahrräder Kl. L1e</text:p>
          </table:table-cell>
          <table:table-cell table:style-name="ce21" office:value-type="string" calcext:value-type="string">
            <text:p>Vierrädrige Kfz Kl. L7e</text:p>
          </table:table-cell>
          <table:table-cell table:style-name="ce21" office:value-type="string" calcext:value-type="string">
            <text:p>Motordreiräder Kl. L5e</text:p>
          </table:table-cell>
          <table:table-cell table:style-name="ce21" office:value-type="string" calcext:value-type="string">
            <text:p>Dreirädrige Kleinkrafträder Kl. L2e</text:p>
          </table:table-cell>
          <table:table-cell table:style-name="ce21" office:value-type="string" calcext:value-type="string">
            <text:p>Vierrädrige Leicht-Kfz Kl. L6e</text:p>
          </table:table-cell>
          <table:table-cell table:style-name="ce21" office:value-type="string" calcext:value-type="string">
            <text:p>Omnibusse </text:p>
          </table:table-cell>
          <table:table-cell table:style-name="ce21" office:value-type="string" calcext:value-type="string">
            <text:p>Lkw Kl. N1</text:p>
          </table:table-cell>
          <table:table-cell table:style-name="ce21" office:value-type="string" calcext:value-type="string">
            <text:p>Lkw Kl. N2</text:p>
          </table:table-cell>
          <table:table-cell table:style-name="ce21" office:value-type="string" calcext:value-type="string">
            <text:p>Lkw Kl. N3</text:p>
          </table:table-cell>
          <table:table-cell table:style-name="ce21" office:value-type="string" calcext:value-type="string">
            <text:p>Sattelzugfahrzeuge</text:p>
          </table:table-cell>
          <table:table-cell table:style-name="ce21" office:value-type="string" calcext:value-type="string">
            <text:p>Zugmaschinen und Motorkarren</text:p>
          </table:table-cell>
          <table:table-cell table:style-name="ce21" office:value-type="string" calcext:value-type="string">
            <text:p>Selbstfahrende Arbeits- und Erntemaschinen</text:p>
          </table:table-cell>
          <table:table-cell table:style-name="ce21" office:value-type="string" calcext:value-type="string">
            <text:p>Wohnmobile</text:p>
          </table:table-cell>
          <table:table-cell table:style-name="ce21" office:value-type="string" calcext:value-type="string">
            <text:p>Sonstige Kfz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CCESS MOTO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EBI</text:p>
          </table:table-cell>
          <table:table-cell table:number-columns-repeated="12" table:style-name="ce8" office:value-type="string" calcext:value-type="string">
            <text:p>-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IXAM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LFA-ROMEO</text:p>
          </table:table-cell>
          <table:table-cell table:style-name="ce8" office:value-type="float" office:value="52" calcext:value-type="float">
            <text:p>5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LLL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PRILI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UDI</text:p>
          </table:table-cell>
          <table:table-cell table:style-name="ce8" office:value-type="float" office:value="1389" calcext:value-type="float">
            <text:p>1,389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USA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VAN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AUM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D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ELL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TLEY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RGMANN &amp; C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51" calcext:value-type="float">
            <text:p>25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MW</text:p>
          </table:table-cell>
          <table:table-cell table:style-name="ce8" office:value-type="float" office:value="1576" calcext:value-type="float">
            <text:p>1,576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OBCA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RIXT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S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YD</text:p>
          </table:table-cell>
          <table:table-cell table:style-name="ce8" office:value-type="float" office:value="373" calcext:value-type="float">
            <text:p>373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DILLAC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N-AM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PTAIN TRACTOR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RRARO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SALINI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SE IH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TERPILLA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FMOT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93" calcext:value-type="float">
            <text:p>9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AOYA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EVROLE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RYSLER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ITROEN</text:p>
          </table:table-cell>
          <table:table-cell table:style-name="ce8" office:value-type="float" office:value="131" calcext:value-type="float">
            <text:p>13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13" calcext:value-type="float">
            <text:p>113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LAA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LARK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ORVUS INNOV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UPRA</text:p>
          </table:table-cell>
          <table:table-cell table:style-name="ce8" office:value-type="float" office:value="426" calcext:value-type="float">
            <text:p>426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ACIA</text:p>
          </table:table-cell>
          <table:table-cell table:style-name="ce8" office:value-type="float" office:value="674" calcext:value-type="float">
            <text:p>67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AF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EUTZ-FAH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FSK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IECI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OOSA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UCAT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.F.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COOT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FLU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FU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LECTRIC MOTI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NERGREE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UROTRAC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VUM MOTORS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XPLOR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ANTIC-MOTO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ENDT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ERRARI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IAT</text:p>
          </table:table-cell>
          <table:table-cell table:style-name="ce8" office:value-type="float" office:value="207" calcext:value-type="float">
            <text:p>207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247" calcext:value-type="float">
            <text:p>247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ISKER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ORCA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ORD</text:p>
          </table:table-cell>
          <table:table-cell table:style-name="ce8" office:value-type="float" office:value="556" calcext:value-type="float">
            <text:p>556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69" calcext:value-type="float">
            <text:p>469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UCHS JOH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USO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AS GA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IAN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OE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OVEC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RAF CARELLO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KO-TRAK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RLEY DAVIDS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TTAT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ECHT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LD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LM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NDA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445" calcext:value-type="float">
            <text:p>44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RWI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SM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SUN / HISUN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USQVARN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YOSU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YUNDAI</text:p>
          </table:table-cell>
          <table:table-cell table:style-name="ce8" office:value-type="float" office:value="970" calcext:value-type="float">
            <text:p>970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NDIA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NEO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SEK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SUZU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TAL JET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VECO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AGUAR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CB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EEP</text:p>
          </table:table-cell>
          <table:table-cell table:style-name="ce8" office:value-type="float" office:value="118" calcext:value-type="float">
            <text:p>11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IAJI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OHN DEER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ERCH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MAG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WASAK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37" calcext:value-type="float">
            <text:p>13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YO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ETTL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GM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IA</text:p>
          </table:table-cell>
          <table:table-cell table:style-name="ce8" office:value-type="float" office:value="583" calcext:value-type="float">
            <text:p>58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L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OMATSU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RAM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RON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T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10" calcext:value-type="float">
            <text:p>2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UBOT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UTSENITS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YM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MBORGHINI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MBRET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ND ROVER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NDIN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EXUS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EBHER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FAN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GIER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D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DNE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HA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ONCI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S MTR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UQI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UXXON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EV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GNI TH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LAGUT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88" calcext:value-type="float">
            <text:p>8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GOSTEEN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ITOU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ITOWOC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SH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SSEY FERGUS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XMOV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XUS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ZDA</text:p>
          </table:table-cell>
          <table:table-cell table:style-name="ce8" office:value-type="float" office:value="334" calcext:value-type="float">
            <text:p>334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CCORMICK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CLAREN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ERCEDES</text:p>
          </table:table-cell>
          <table:table-cell table:style-name="ce8" office:value-type="float" office:value="865" calcext:value-type="float">
            <text:p>865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08" calcext:value-type="float">
            <text:p>30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8" calcext:value-type="float">
            <text:p>28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ERL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G</text:p>
          </table:table-cell>
          <table:table-cell table:style-name="ce8" office:value-type="float" office:value="303" calcext:value-type="float">
            <text:p>30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CROCAR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NI</text:p>
          </table:table-cell>
          <table:table-cell table:style-name="ce8" office:value-type="float" office:value="266" calcext:value-type="float">
            <text:p>266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TSUBISHI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NDIAL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B / MOTOB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GUZZ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MORIN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R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ULTION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V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V AGUS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US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W HOLLAND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XT ELECTRIC MOTOR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SSAN</text:p>
          </table:table-cell>
          <table:table-cell table:style-name="ce8" office:value-type="float" office:value="169" calcext:value-type="float">
            <text:p>169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U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UDIAN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DE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NLIN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PAI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PEL</text:p>
          </table:table-cell>
          <table:table-cell table:style-name="ce8" office:value-type="float" office:value="440" calcext:value-type="float">
            <text:p>440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4" calcext:value-type="float">
            <text:p>124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EUGEOT</text:p>
          </table:table-cell>
          <table:table-cell table:style-name="ce8" office:value-type="float" office:value="757" calcext:value-type="float">
            <text:p>75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IAGGI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ITBULL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LARI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LESTAR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RSCHE</text:p>
          </table:table-cell>
          <table:table-cell table:style-name="ce8" office:value-type="float" office:value="127" calcext:value-type="float">
            <text:p>127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WERLAND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QJ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QUADDY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AM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A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FORMWK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NAULT</text:p>
          </table:table-cell>
          <table:table-cell table:style-name="ce8" office:value-type="float" office:value="789" calcext:value-type="float">
            <text:p>789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NLI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IEJU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82" calcext:value-type="float">
            <text:p>18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IESE &amp; MÜLL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LEKTRO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PA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YAL ALLO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YAL ENFIEL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AM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ANYANG-SY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ANIA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HAEFF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UTU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AT</text:p>
          </table:table-cell>
          <table:table-cell table:style-name="ce8" office:value-type="float" office:value="993" calcext:value-type="float">
            <text:p>99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GWA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TRA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HANSU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HER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ILENC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KODA</text:p>
          </table:table-cell>
          <table:table-cell table:style-name="ce8" office:value-type="float" office:value="2368" calcext:value-type="float">
            <text:p>2,36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KY TEA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LANE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MART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OLI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SANG-YONG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TEY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BARU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NR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PER SO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RRON / SUR-R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ZUKI</text:p>
          </table:table-cell>
          <table:table-cell table:style-name="ce8" office:value-type="float" office:value="396" calcext:value-type="float">
            <text:p>396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IWAN GOLDEN BE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KEUCHI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LARI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ERRA MOTORRA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ESLA</text:p>
          </table:table-cell>
          <table:table-cell table:style-name="ce8" office:value-type="float" office:value="961" calcext:value-type="float">
            <text:p>96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HAL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IANY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INBO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BROC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Y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YOTA</text:p>
          </table:table-cell>
          <table:table-cell table:style-name="ce8" office:value-type="float" office:value="744" calcext:value-type="float">
            <text:p>74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66" calcext:value-type="float">
            <text:p>66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RIUMPH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U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ALTR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EN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ESP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23" calcext:value-type="float">
            <text:p>523</text:p>
          </table:table-cell>
          <table:table-cell table:style-name="ce8" office:value-type="float" office:value="71" calcext:value-type="float">
            <text:p>7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EGEL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G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LVO</text:p>
          </table:table-cell>
          <table:table-cell table:style-name="ce8" office:value-type="float" office:value="370" calcext:value-type="float">
            <text:p>370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W</text:p>
          </table:table-cell>
          <table:table-cell table:style-name="ce8" office:value-type="float" office:value="2485" calcext:value-type="float">
            <text:p>2,48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305" calcext:value-type="float">
            <text:p>305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WANGYE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WEIDEM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DE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MAH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NMAR</text:p>
          </table:table-cell>
          <table:table-cell table:number-columns-repeated="12" table:style-name="ce8" office:value-type="string" calcext:value-type="string">
            <text:p>-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EEH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ERO MOTORCYCLE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ONTE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TECH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ONSTIGE MARKE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7" office:value-type="string" calcext:value-type="string">
            <text:p>KFZ INSGESAMT</text:p>
          </table:table-cell>
          <table:table-cell table:style-name="ce9" office:value-type="float" office:value="19891" calcext:value-type="float">
            <text:p>19,891</text:p>
          </table:table-cell>
          <table:table-cell table:style-name="ce9" office:value-type="float" office:value="2532" calcext:value-type="float">
            <text:p>2,532</text:p>
          </table:table-cell>
          <table:table-cell table:style-name="ce9" office:value-type="float" office:value="844" calcext:value-type="float">
            <text:p>84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2116" calcext:value-type="float">
            <text:p>2,116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229" calcext:value-type="float">
            <text:p>229</text:p>
          </table:table-cell>
          <table:table-cell table:style-name="ce9" office:value-type="float" office:value="435" calcext:value-type="float">
            <text:p>435</text:p>
          </table:table-cell>
          <table:table-cell table:style-name="ce9" office:value-type="float" office:value="210" calcext:value-type="float">
            <text:p>210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53" calcext:value-type="float">
            <text:p>53</text:p>
          </table:table-cell>
          <table:table-cell table:style-name="ce15" table:number-columns-repeated="9"/>
          <table:table-cell table:number-columns-repeated="998"/>
        </table:table-row>
        <table:table-row table:style-name="ro8">
          <table:table-cell table:style-name="ce20" office:value-type="string" calcext:value-type="string" table:number-columns-spanned="17" table:number-rows-spanned="1">
            <text:p>Q: STATISTIK AUSTRIA, Kraftfahrzeuge. – Die Tabelle enthält die Anzahl der Kfz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16" table:style-name="ce19"/>
          <table:table-cell table:style-name="ce15" table:number-columns-repeated="9"/>
          <table:table-cell table:number-columns-repeated="998"/>
        </table:table-row>
        <table:table-row table:style-name="ro3" table:number-rows-repeated="764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_f41672fc_STF_Fuss_1_CN1" table:base-cell-address="$Pkw.$A$1" table:cell-range-address="$Kfz.$A$236:.$D$236"/>
        <table:named-range table:name="_f41672fc_STF_Koerper_1_CN1" table:base-cell-address="$Pkw.$A$1" table:cell-range-address="$Kfz.$C$3:.$D$235"/>
        <table:named-range table:name="_f41672fc_STF_Tabellenkopf_1_CN1" table:base-cell-address="$Pkw.$A$1" table:cell-range-address="$Kfz.$A$2:.$D$2"/>
        <table:named-range table:name="_f41672fc_STF_Titel_1_CN1" table:base-cell-address="$Pkw.$A$1" table:cell-range-address="$Kfz.$A$1:.$D$1"/>
        <table:named-range table:name="_f41672fc_STF_Vorspalte_1_CN1" table:base-cell-address="$Pkw.$A$1" table:cell-range-address="$Kfz.$A$3:.$A$23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14.14pt" fo:margin-bottom="0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0.7pt" fo:margin-left="0pt" fo:margin-right="0pt" fo:margin-top="19.7pt"/>
      </style:footer-style>
    </style:page-layout>
    <style:page-layout style:name="Mpm4">
      <style:page-layout-properties fo:page-width="792pt" fo:page-height="612pt" style:num-format="1" style:print-orientation="landscape" fo:margin-top="14.14pt" fo:margin-bottom="0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0.7pt" fo:margin-left="0pt" fo:margin-right="0pt" fo:margin-top="19.7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kw" style:display-name="PageStyle_Pkw" style:page-layout-name="Mpm3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  <style:master-page style:name="PageStyle_5f_Lkw_5f_N1" style:display-name="PageStyle_Lkw_N1" style:page-layout-name="Mpm3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  <style:master-page style:name="PageStyle_5f_Kfz" style:display-name="PageStyle_Kfz" style:page-layout-name="Mpm4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235" meta:object-count="0"/>
    <meta:generator>LibreOfficeDev/6.0.5.2$Linux_X86_64 LibreOffice_project/</meta:generator>
  </office:meta>
</office:document-meta>
</file>